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741cm"/>
    </style:style>
    <style:style style:name="P1" style:family="paragraph" style:parent-style-name="Text_20_body">
      <style:text-properties officeooo:rsid="0027a461" officeooo:paragraph-rsid="0027a461"/>
    </style:style>
    <style:style style:name="P2" style:family="paragraph" style:parent-style-name="Text_20_body">
      <style:text-properties officeooo:rsid="0031ecb2" officeooo:paragraph-rsid="0031ecb2"/>
    </style:style>
    <style:style style:name="P3" style:family="paragraph" style:parent-style-name="Text_20_body">
      <style:text-properties officeooo:rsid="00487e26" officeooo:paragraph-rsid="00487e26"/>
    </style:style>
    <style:style style:name="P4" style:family="paragraph" style:parent-style-name="Subtitle">
      <style:text-properties officeooo:paragraph-rsid="003c2edc"/>
    </style:style>
    <style:style style:name="P5" style:family="paragraph" style:parent-style-name="Table_20_Contents">
      <style:text-properties officeooo:rsid="00391c94" officeooo:paragraph-rsid="00391c94"/>
    </style:style>
    <style:style style:name="P6" style:family="paragraph" style:parent-style-name="Table_20_Contents">
      <style:text-properties officeooo:rsid="003a5e4e" officeooo:paragraph-rsid="003a5e4e"/>
    </style:style>
    <style:style style:name="P7" style:family="paragraph" style:parent-style-name="Table_20_Contents">
      <style:text-properties officeooo:rsid="003c2edc" officeooo:paragraph-rsid="003c2edc"/>
    </style:style>
    <style:style style:name="P8" style:family="paragraph" style:parent-style-name="Table_20_Contents">
      <style:text-properties officeooo:rsid="00401eba" officeooo:paragraph-rsid="00401eba"/>
    </style:style>
    <style:style style:name="P9" style:family="paragraph" style:parent-style-name="Table_20_Contents">
      <style:text-properties officeooo:rsid="0040a2f3" officeooo:paragraph-rsid="0040a2f3"/>
    </style:style>
    <style:style style:name="P10" style:family="paragraph" style:parent-style-name="Table_20_Contents">
      <style:text-properties officeooo:rsid="004143d7" officeooo:paragraph-rsid="004143d7"/>
    </style:style>
    <style:style style:name="P11" style:family="paragraph" style:parent-style-name="Table_20_Contents">
      <style:text-properties officeooo:rsid="0041b431" officeooo:paragraph-rsid="0041b431"/>
    </style:style>
    <style:style style:name="P12" style:family="paragraph" style:parent-style-name="Text_20_body" style:list-style-name="L1">
      <style:text-properties officeooo:rsid="0046d5c6" officeooo:paragraph-rsid="0046d5c6"/>
    </style:style>
    <style:style style:name="P13" style:family="paragraph" style:parent-style-name="Text_20_body" style:list-style-name="L1">
      <style:text-properties officeooo:rsid="00470cf3" officeooo:paragraph-rsid="00470cf3"/>
    </style:style>
    <style:style style:name="P14" style:family="paragraph" style:parent-style-name="Table_20_Contents">
      <style:text-properties officeooo:rsid="004d98bd" officeooo:paragraph-rsid="004d98bd"/>
    </style:style>
    <style:style style:name="P15" style:family="paragraph" style:parent-style-name="Table_20_Contents">
      <style:text-properties officeooo:rsid="004f6bef" officeooo:paragraph-rsid="004f6bef"/>
    </style:style>
    <style:style style:name="P16" style:family="paragraph" style:parent-style-name="Table_20_Contents">
      <style:text-properties officeooo:rsid="00501a91" officeooo:paragraph-rsid="00501a91"/>
    </style:style>
    <style:style style:name="P17" style:family="paragraph" style:parent-style-name="Table_20_Contents">
      <style:text-properties officeooo:rsid="0052b75e" officeooo:paragraph-rsid="0052b75e"/>
    </style:style>
    <style:style style:name="P18" style:family="paragraph" style:parent-style-name="Table_20_Contents">
      <style:text-properties officeooo:rsid="00536f1f" officeooo:paragraph-rsid="00536f1f"/>
    </style:style>
    <style:style style:name="P19" style:family="paragraph" style:parent-style-name="Table_20_Contents">
      <style:text-properties officeooo:rsid="0053c850" officeooo:paragraph-rsid="0053c850"/>
    </style:style>
    <style:style style:name="P20" style:family="paragraph" style:parent-style-name="Table_20_Contents">
      <style:text-properties officeooo:rsid="0054585b" officeooo:paragraph-rsid="0054585b"/>
    </style:style>
    <style:style style:name="T1" style:family="text">
      <style:text-properties officeooo:rsid="001b7102"/>
    </style:style>
    <style:style style:name="T2" style:family="text">
      <style:text-properties officeooo:rsid="00333b4d"/>
    </style:style>
    <style:style style:name="T3" style:family="text">
      <style:text-properties officeooo:rsid="003d3c57"/>
    </style:style>
    <style:style style:name="T4" style:family="text">
      <style:text-properties officeooo:rsid="0042de47"/>
    </style:style>
    <style:style style:name="T5" style:family="text">
      <style:text-properties officeooo:rsid="0048ae5f"/>
    </style:style>
    <style:style style:name="T6" style:family="text">
      <style:text-properties officeooo:rsid="0053c8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Universidad de San Carlos de Guatemala</text:p>
      <text:p text:style-name="Text_20_body"/>
      <text:p text:style-name="Text_20_body">Facultad de Ingeniería</text:p>
      <text:p text:style-name="Text_20_body"/>
      <text:p text:style-name="Text_20_body">Escuela de Ciencias y Sistemas</text:p>
      <text:p text:style-name="Text_20_body"/>
      <text:p text:style-name="Text_20_body">Introducción a la programación y computación 2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Análisis de Requerimiento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Kairi Itzmar Alexander Franco Medina</text:p>
      <text:p text:style-name="Text_20_body"/>
      <text:p text:style-name="Text_20_body">201222591</text:p>
      <text:p text:style-name="Text_20_body"/>
      <text:p text:style-name="Text_20_body"><text:span text:style-name="T1">1</text:span>0-jun-2015</text:p>
      <text:h text:style-name="Heading_20_1" text:outline-level="1"><text:soft-page-break/>Requerimientos</text:h>
      <text:p text:style-name="Subtitle">Panorama general</text:p>
      <text:p text:style-name="P2">La empresa de servicios de POBOX y envíos “Quetzal Express” <text:span text:style-name="T2">requiere de una aplicación que le permita gestionar de manera eficiente la información de los paquetes que transporta. Esta deberá poder almacenar información de empleados y clientes para un mejor control de los envíos. La aplicación además contará con un servicio de “tracking” de paquetes, así como uno de devoluciones.</text:span></text:p>
      <text:p text:style-name="P4">Clientes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">Cliente</text:p>
          </table:table-cell>
          <table:table-cell table:style-name="Table1.A1" office:value-type="string">
            <text:p text:style-name="P5">Descripción</text:p>
          </table:table-cell>
          <table:table-cell table:style-name="Table1.A1" office:value-type="string">
            <text:p text:style-name="P5">Relación</text:p>
          </table:table-cell>
          <table:table-cell table:style-name="Table1.D1" office:value-type="string">
            <text:p text:style-name="P5">Módulo</text:p>
          </table:table-cell>
        </table:table-row>
        <table:table-row>
          <table:table-cell table:style-name="Table1.A2" office:value-type="string">
            <text:p text:style-name="P6">Empleado</text:p>
          </table:table-cell>
          <table:table-cell table:style-name="Table1.A2" office:value-type="string">
            <text:p text:style-name="P7">Usuario encargado de la gestión de los paquetes</text:p>
          </table:table-cell>
          <table:table-cell table:style-name="Table1.A2" office:value-type="string">
            <text:p text:style-name="P8">Realiza consultas, inserciones, modificaciones y elimina registros</text:p>
          </table:table-cell>
          <table:table-cell table:style-name="Table1.D2" office:value-type="string">
            <text:p text:style-name="P10">Gestión de paquetes, empleados, facturación</text:p>
          </table:table-cell>
        </table:table-row>
        <table:table-row>
          <table:table-cell table:style-name="Table1.A2" office:value-type="string">
            <text:p text:style-name="P6">Consumidor</text:p>
          </table:table-cell>
          <table:table-cell table:style-name="Table1.A2" office:value-type="string">
            <text:p text:style-name="P7">Es el cliente directo de la empresa. <text:span text:style-name="T3">Indica en el sistema que desea importar un paquete</text:span></text:p>
          </table:table-cell>
          <table:table-cell table:style-name="Table1.A2" office:value-type="string">
            <text:p text:style-name="P9">Realiza consultas e inserciones de registros</text:p>
          </table:table-cell>
          <table:table-cell table:style-name="Table1.D2" office:value-type="string">
            <text:p text:style-name="P11">Consulta de paquetes, <text:span text:style-name="T4">solicitud de importación</text:span></text:p>
          </table:table-cell>
        </table:table-row>
      </table:table>
      <text:p text:style-name="Subtitle">Funciones del sistema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4">No</text:p>
          </table:table-cell>
          <table:table-cell table:style-name="Table2.A1" office:value-type="string">
            <text:p text:style-name="P14">Nombre</text:p>
          </table:table-cell>
          <table:table-cell table:style-name="Table2.A1" office:value-type="string">
            <text:p text:style-name="P14">Descripción</text:p>
          </table:table-cell>
          <table:table-cell table:style-name="Table2.D1" office:value-type="string">
            <text:p text:style-name="P14">Evidencia</text:p>
          </table:table-cell>
        </table:table-row>
        <table:table-row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Registrar cliente</text:p>
          </table:table-cell>
          <table:table-cell table:style-name="Table2.A2" office:value-type="string">
            <text:p text:style-name="P15">Creación de un nuevo cliente</text:p>
          </table:table-cell>
          <table:table-cell table:style-name="Table2.D2" office:value-type="string">
            <text:p text:style-name="P15">Sí</text:p>
          </table:table-cell>
        </table:table-row>
        <table:table-row table:style-name="Table2.3"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15">Solicitar importación</text:p>
          </table:table-cell>
          <table:table-cell table:style-name="Table2.A2" office:value-type="string">
            <text:p text:style-name="P15">El cliente indica que desea traer un paquete de E.E.U.U</text:p>
          </table:table-cell>
          <table:table-cell table:style-name="Table2.D2" office:value-type="string">
            <text:p text:style-name="P15">Sí</text:p>
          </table:table-cell>
        </table:table-row>
        <table:table-row table:style-name="Table2.3">
          <table:table-cell table:style-name="Table2.A2" office:value-type="string">
            <text:p text:style-name="P16">3</text:p>
          </table:table-cell>
          <table:table-cell table:style-name="Table2.A2" office:value-type="string">
            <text:p text:style-name="P16">Aprobar solicitud importación</text:p>
          </table:table-cell>
          <table:table-cell table:style-name="Table2.A2" office:value-type="string">
            <text:p text:style-name="P16">El empleado verifica la existencia del paquete y valida su envío a Guatemala</text:p>
          </table:table-cell>
          <table:table-cell table:style-name="Table2.D2" office:value-type="string">
            <text:p text:style-name="P16">Sí</text:p>
          </table:table-cell>
        </table:table-row>
        <table:table-row table:style-name="Table2.3"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17">Ver estado de paquete</text:p>
          </table:table-cell>
          <table:table-cell table:style-name="Table2.A2" office:value-type="string">
            <text:p text:style-name="P17">El cliente verifica en qué parte del proceso se encuentra su paquete</text:p>
          </table:table-cell>
          <table:table-cell table:style-name="Table2.D2" office:value-type="string">
            <text:p text:style-name="P18">Sí</text:p>
          </table:table-cell>
        </table:table-row>
        <table:table-row table:style-name="Table2.3">
          <table:table-cell table:style-name="Table2.A2" office:value-type="string">
            <text:p text:style-name="P18">5</text:p>
          </table:table-cell>
          <table:table-cell table:style-name="Table2.A2" office:value-type="string">
            <text:p text:style-name="P17">“<text:span text:style-name="T6">Tracking” del paquete</text:span></text:p>
          </table:table-cell>
          <table:table-cell table:style-name="Table2.A2" office:value-type="string">
            <text:p text:style-name="P19">El empleado indica en dónde se encuentra el paquete</text:p>
          </table:table-cell>
          <table:table-cell table:style-name="Table2.D2" office:value-type="string">
            <text:p text:style-name="P20">Sí</text:p>
          </table:table-cell>
        </table:table-row>
      </table:table>
      <text:p text:style-name="Text_20_body"/>
      <text:p text:style-name="Subtitle">Atributos del sistema</text:p>
      <text:list xml:id="list1607785118460044498" text:style-name="L1">
        <text:list-item>
          <text:p text:style-name="P12">Seguro</text:p>
        </text:list-item>
        <text:list-item>
          <text:p text:style-name="P12">Eficiente</text:p>
        </text:list-item>
        <text:list-item>
          <text:p text:style-name="P12">Intuitivo</text:p>
        </text:list-item>
        <text:list-item>
          <text:p text:style-name="P12"><text:soft-page-break/>Escalable</text:p>
        </text:list-item>
        <text:list-item>
          <text:p text:style-name="P13">Fácil uso</text:p>
        </text:list-item>
      </text:list>
      <text:p text:style-name="Subtitle">Descripción de la arquitectura</text:p>
      <text:p text:style-name="P3">La arquitectura del sistema será la de tres capas. <text:span text:style-name="T5">Para la capa de presentación se utilizará una interfaz web. La capa lógica del negocio será desarrollada con programación orientada a objetos y, en la capa de datos estará la DB; almacenada en un servidor.</text:span></text:p>
      <text:h text:style-name="Heading_20_1" text:outline-level="1">Casos de uso</text:h>
      <text:p text:style-name="Subtitle">Alto nivel</text:p>
      <text:p text:style-name="Subtitle">Diagramas</text:p>
      <text:p text:style-name="Subtitle">Expandidos</text:p>
      <text:h text:style-name="Heading_20_1" text:outline-level="1">Modelo conceptual</text:h>
      <text:h text:style-name="Heading_20_1" text:outline-level="1">Glosario inicial</text:h>
      <text:h text:style-name="Heading_20_1" text:outline-level="1">Diagrama entidad-relación</text:h>
      <text:h text:style-name="Heading_20_1" text:outline-level="1">Planificación</text:h>
      <text:p text:style-name="P1"/>
      <text:p text:style-name="Subtitle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22:06:18.863170290</meta:creation-date>
    <meta:generator>LibreOffice/4.3.7.2$Linux_x86 LibreOffice_project/430m0$Build-2</meta:generator>
    <dc:date>2015-06-09T17:55:20.830476418</dc:date>
    <meta:editing-duration>PT3H27S</meta:editing-duration>
    <meta:editing-cycles>60</meta:editing-cycles>
    <meta:document-statistic meta:table-count="2" meta:image-count="0" meta:object-count="0" meta:page-count="3" meta:paragraph-count="65" meta:word-count="305" meta:character-count="1938" meta:non-whitespace-character-count="1703"/>
  </office:meta>
</office:document-meta>
</file>